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0ff036" officeooo:paragraph-rsid="000ff036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0ff036" officeooo:paragraph-rsid="0010a53f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0a53f" officeooo:paragraph-rsid="0010a53f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0ff036" style:font-size-asian="14pt" style:font-size-complex="14pt"/>
    </style:style>
    <style:style style:name="P5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T1" style:family="text">
      <style:text-properties officeooo:rsid="0010a53f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Poo 02</text:h>
      <text:p text:style-name="P1">Uma classe é uma forma de definir a representação do mundo real em uma linguagem orientada a objeto, ou seja, a classe é formada por dados e comportamentos:</text:p>
      <text:p text:style-name="P1">Dados = Atributos</text:p>
      <text:p text:style-name="P1">Comportamentos = Métodos (que manipulam os dados)</text:p>
      <text:p text:style-name="P1"/>
      <text:p text:style-name="P2"><text:span text:style-name="T2">Ex:</text:span> Uma aplicação que lista produtos -</text:p>
      <text:p text:style-name="P2"/>
      <text:p text:style-name="P2">A classe vai representar os produtos, dentro da classe estarão os atributos que representam o nome, id, preço do produto e os metodos que vão representar as ações que é possível fazer na aplicação (produto/classe), <text:span text:style-name="T1">como adicionar, remover ou editar o produto.</text:span></text:p>
      <text:p text:style-name="P3">Tudo isso junto se transforma em um objeto, esses objetos são os produtos, cada produto (objeto) terá um nome, id ou preço diferente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4T03:44:17.677486359</meta:creation-date>
    <dc:date>2022-12-26T05:38:52.181856712</dc:date>
    <meta:editing-duration>PT4H40M12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7" meta:word-count="112" meta:character-count="658" meta:non-whitespace-character-count="553"/>
  </office:meta>
</office:document-meta>
</file>